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2cm" fo:min-width="8.263cm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3.941cm" fo:min-width="2.929cm"/>
    </style:style>
    <style:style style:name="gr3" style:family="graphic" style:parent-style-name="standard">
      <style:graphic-properties draw:stroke="none" svg:stroke-color="#000000" draw:fill="none" draw:fill-color="#ffffff" fo:min-height="0.131cm"/>
    </style:style>
    <style:style style:name="gr4" style:family="graphic" style:parent-style-name="standard">
      <style:graphic-properties svg:stroke-color="#000000" draw:fill-color="#ffde59" draw:textarea-horizontal-align="justify" draw:textarea-vertical-align="middle" draw:auto-grow-height="false" fo:min-height="2.925cm" fo:min-width="2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8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1.27cm" svg:x="5.064cm" svg:y="10.525cm">
          <text:p text:style-name="P1">KVM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29cm" svg:height="4.191cm" svg:x="10.271cm" svg:y="5.57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0.704cm" svg:x="11.16cm" svg:y="9.128cm">
          <draw:text-box>
            <text:p text:style-name="P3"><text:span text:style-name="T1">QEMU</text:span></text:p>
          </draw:text-box>
        </draw:frame>
        <draw:custom-shape draw:style-name="gr4" draw:text-style-name="P5" draw:layer="layout" svg:width="2.54cm" svg:height="3.175cm" svg:x="10.779cm" svg:y="5.953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779cm" svg:y1="7.096cm" svg:x2="13.319cm" svg:y2="7.096cm">
          <text:p/>
        </draw:line>
        <draw:frame draw:style-name="gr6" draw:text-style-name="P4" draw:layer="layout" svg:width="1.234cm" svg:height="0.704cm" svg:x="11.414cm" svg:y="6.207cm">
          <draw:text-box>
            <text:p><text:span text:style-name="T1">APP</text:span></text:p>
          </draw:text-box>
        </draw:frame>
        <draw:frame draw:style-name="gr7" draw:text-style-name="P8" draw:layer="layout" svg:width="2.667cm" svg:height="2.159cm" svg:x="10.906cm" svg:y="7.731cm">
          <draw:text-box>
            <text:p text:style-name="P7"><text:span text:style-name="T1">Rumprun kernel</text:span></text:p>
          </draw:text-box>
        </draw:frame>
        <draw:custom-shape draw:style-name="gr2" draw:text-style-name="P2" xml:id="id1" draw:id="id1" draw:layer="layout" svg:width="3.429cm" svg:height="4.191cm" svg:x="5.064cm" svg:y="5.57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0.704cm" svg:x="5.953cm" svg:y="9.128cm">
          <draw:text-box>
            <text:p text:style-name="P3"><text:span text:style-name="T1">QEMU</text:span></text:p>
          </draw:text-box>
        </draw:frame>
        <draw:custom-shape draw:style-name="gr4" draw:text-style-name="P5" draw:layer="layout" svg:width="2.54cm" svg:height="3.175cm" svg:x="5.572cm" svg:y="5.953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572cm" svg:y1="7.096cm" svg:x2="8.112cm" svg:y2="7.096cm">
          <text:p/>
        </draw:line>
        <draw:frame draw:style-name="gr6" draw:text-style-name="P4" draw:layer="layout" svg:width="1.234cm" svg:height="0.704cm" svg:x="6.207cm" svg:y="6.207cm">
          <draw:text-box>
            <text:p><text:span text:style-name="T1">AP</text:span><text:span text:style-name="T1">P</text:span></text:p>
          </draw:text-box>
        </draw:frame>
        <draw:frame draw:style-name="gr7" draw:text-style-name="P8" draw:layer="layout" svg:width="2.667cm" svg:height="2.159cm" svg:x="5.699cm" svg:y="7.731cm">
          <draw:text-box>
            <text:p text:style-name="P7"><text:span text:style-name="T1">Rumprun kernel</text:span></text:p>
          </draw:text-box>
        </draw:frame>
        <draw:connector draw:style-name="gr8" draw:text-style-name="P9" draw:layer="layout" draw:type="curve" draw:line-skew="-0.644cm" svg:x1="6.778cm" svg:y1="5.572cm" svg:x2="11.985cm" svg:y2="5.572cm" draw:start-shape="id1" draw:start-glue-point="0" draw:end-shape="id2" svg:d="M6778 5572c0-1719 5207-1719 5207 0" svg:viewBox="0 0 5208 1290">
          <text:p text:style-name="P1"><text:span text:style-name="T2">TCP/I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18:38.603928980</meta:creation-date>
    <dc:date>2019-01-17T17:13:00.810484950</dc:date>
    <meta:editing-duration>PT2H44M4S</meta:editing-duration>
    <meta:editing-cycles>5</meta:editing-cycles>
    <meta:generator>LibreOffice/6.1.3.2$Linux_X86_64 LibreOffice_project/10$Build-2</meta:generator>
    <meta:document-statistic meta:object-count="14"/>
  </office:meta>
</office:document-meta>
</file>